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Nie chcę w innym</text:span><text:span text:style-name="T1"><text:line-break/></text:span><text:span text:style-name="T1">miejscu być /x3</text:span><text:span text:style-name="T1"><text:line-break/></text:span><text:span text:style-name="T1">niż w miłości Twej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Więc rozpal ogień w duszy mej.</text:span><text:span text:style-name="T1"><text:line-break/></text:span><text:span text:style-name="T1">Który mnie pochłonie porwie mnie.</text:span><text:span text:style-name="T1"><text:line-break/></text:span><text:span text:style-name="T1"><text:line-break/></text:span><text:span text:style-name="T1">Boże więcej Ciebie chc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19T16:21:40</meta:creation-date>
    <dc:creator>Woda Życia</dc:creator>
    <dc:date>2015-11-09T20:20:33.80</dc:date>
    <dc:language>pl-PL</dc:language>
    <meta:editing-cycles>34</meta:editing-cycles>
    <meta:editing-duration>PT42M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